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8.0208in" table:align="left"/>
    </style:style>
    <style:style style:name="Table5.A" style:family="table-column">
      <style:table-column-properties style:column-width="3.0833in"/>
    </style:style>
    <style:style style:name="Table5.B" style:family="table-column">
      <style:table-column-properties style:column-width="4.125in"/>
    </style:style>
    <style:style style:name="Table5.C" style:family="table-column">
      <style:table-column-properties style:column-width="0.8125in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C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8.0208in" table:align="left"/>
    </style:style>
    <style:style style:name="Table2.A" style:family="table-column">
      <style:table-column-properties style:column-width="3.0833in"/>
    </style:style>
    <style:style style:name="Table2.B" style:family="table-column">
      <style:table-column-properties style:column-width="4.125in"/>
    </style:style>
    <style:style style:name="Table2.C" style:family="table-column">
      <style:table-column-properties style:column-width="0.8125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C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8.0208in" table:align="left"/>
    </style:style>
    <style:style style:name="Table1.A" style:family="table-column">
      <style:table-column-properties style:column-width="3.0833in"/>
    </style:style>
    <style:style style:name="Table1.B" style:family="table-column">
      <style:table-column-properties style:column-width="4.125in"/>
    </style:style>
    <style:style style:name="Table1.C" style:family="table-column">
      <style:table-column-properties style:column-width="0.8125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8.0208in" table:align="left"/>
    </style:style>
    <style:style style:name="Table4.A" style:family="table-column">
      <style:table-column-properties style:column-width="3.0833in"/>
    </style:style>
    <style:style style:name="Table4.B" style:family="table-column">
      <style:table-column-properties style:column-width="4.125in"/>
    </style:style>
    <style:style style:name="Table4.C" style:family="table-column">
      <style:table-column-properties style:column-width="0.8125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C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8.0208in" table:align="left"/>
    </style:style>
    <style:style style:name="Table3.A" style:family="table-column">
      <style:table-column-properties style:column-width="3.0833in"/>
    </style:style>
    <style:style style:name="Table3.B" style:family="table-column">
      <style:table-column-properties style:column-width="4.125in"/>
    </style:style>
    <style:style style:name="Table3.C" style:family="table-column">
      <style:table-column-properties style:column-width="0.8125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C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font-size="10pt" officeooo:paragraph-rsid="005b7cfa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officeooo:paragraph-rsid="001cf77a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officeooo:paragraph-rsid="00412eee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officeooo:rsid="003138c6" officeooo:paragraph-rsid="003138c6" style:font-size-asian="10pt" style:font-size-complex="10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1d2774" officeooo:paragraph-rsid="003b26b5" style:font-size-asian="10pt" style:font-size-complex="10pt"/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5cdf60" officeooo:paragraph-rsid="005cdf60" style:font-size-asian="10pt" style:font-size-complex="10pt"/>
    </style:style>
    <style:style style:name="P8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5cdf60" officeooo:paragraph-rsid="0061f087" style:font-size-asian="10pt" style:font-size-complex="10pt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6.0902in"/>
        </style:tab-stops>
      </style:paragraph-properties>
      <style:text-properties fo:font-size="10pt" officeooo:rsid="0061f087" officeooo:paragraph-rsid="0061f087" style:font-size-asian="10pt" style:font-size-complex="10pt"/>
    </style:style>
    <style:style style:name="P10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61c25a" officeooo:paragraph-rsid="0061f087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font-size="10pt" officeooo:rsid="003c809e" officeooo:paragraph-rsid="006681a6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font-size="10pt" officeooo:rsid="001f0437" officeooo:paragraph-rsid="006681a6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font-size="10pt" officeooo:rsid="0031e44c" officeooo:paragraph-rsid="006681a6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0pt" officeooo:rsid="003aefa5" officeooo:paragraph-rsid="006681a6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font-size="10pt" officeooo:rsid="002102b6" officeooo:paragraph-rsid="006681a6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font-size="10pt" officeooo:rsid="0034f2b9" officeooo:paragraph-rsid="006681a6" style:font-size-asian="10pt" style:font-size-complex="10pt"/>
    </style:style>
    <style:style style:name="P1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fo:font-weight="bold" officeooo:rsid="005cdf60" officeooo:paragraph-rsid="005cdf60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0pt" fo:font-weight="normal" officeooo:rsid="003aefa5" officeooo:paragraph-rsid="006681a6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21" style:family="paragraph" style:parent-style-name="Table_20_Contents">
      <style:paragraph-properties fo:text-align="start" style:justify-single-word="false"/>
      <style:text-properties officeooo:paragraph-rsid="00412eee"/>
    </style:style>
    <style:style style:name="P22" style:family="paragraph" style:parent-style-name="Table_20_Contents">
      <style:paragraph-properties fo:text-align="start" style:justify-single-word="false"/>
      <style:text-properties officeooo:paragraph-rsid="001c2218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6pt" officeooo:rsid="0015053d" officeooo:paragraph-rsid="0015053d" style:font-size-asian="14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6pt" officeooo:rsid="0069db84" officeooo:paragraph-rsid="0069db84" style:font-size-asian="14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5053d" officeooo:paragraph-rsid="0015053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5053d" officeooo:paragraph-rsid="005b7cfa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d2774" officeooo:paragraph-rsid="001d2774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a20ac" officeooo:paragraph-rsid="001a20ac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1f64a3" style:font-size-asian="10pt" style:font-size-complex="10pt"/>
    </style:style>
    <style:style style:name="P3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f64a3" officeooo:paragraph-rsid="001f64a3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5b7cfa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3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paragraph-rsid="0016a05e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0pt" officeooo:paragraph-rsid="00187824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0pt" officeooo:paragraph-rsid="001a20ac" style:font-size-asian="10pt" style:font-size-complex="10pt"/>
    </style:style>
    <style:style style:name="P3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0pt" officeooo:paragraph-rsid="001a34c0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0pt" officeooo:paragraph-rsid="001c2218" style:font-size-asian="10pt" style:font-size-complex="10pt"/>
    </style:style>
    <style:style style:name="P39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b26b5" style:font-size-asian="10pt" style:font-size-complex="10pt"/>
    </style:style>
    <style:style style:name="P40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458de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10pt" officeooo:paragraph-rsid="005b7cfa" style:font-size-asian="10pt" style:font-size-complex="10pt"/>
    </style:style>
    <style:style style:name="P42" style:family="paragraph" style:parent-style-name="Table_20_Contents">
      <style:paragraph-properties fo:text-align="start" style:justify-single-word="false">
        <style:tab-stops>
          <style:tab-stop style:position="6.0902in"/>
        </style:tab-stops>
      </style:paragraph-properties>
      <style:text-properties style:font-name="Liberation Serif" fo:font-size="10pt" officeooo:paragraph-rsid="003b26b5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10pt" officeooo:rsid="00274e60" officeooo:paragraph-rsid="00274e60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10pt" officeooo:rsid="00274e60" officeooo:paragraph-rsid="005b7cfa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10pt" officeooo:rsid="001fc888" officeooo:paragraph-rsid="001fc888" style:font-size-asian="10pt" style:font-size-complex="10pt"/>
    </style:style>
    <style:style style:name="P4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fc888" officeooo:paragraph-rsid="001fc888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6a05e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a20ac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10pt" officeooo:rsid="00187824" officeooo:paragraph-rsid="00187824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10pt" officeooo:rsid="001c2218" officeooo:paragraph-rsid="001c2218" style:font-size-asian="10pt" style:font-size-complex="10pt"/>
    </style:style>
    <style:style style:name="P5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c2218" officeooo:paragraph-rsid="001c2218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10pt" officeooo:rsid="001a20ac" officeooo:paragraph-rsid="001a20ac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10pt" officeooo:rsid="001a34c0" officeooo:paragraph-rsid="001a34c0" style:font-size-asian="10pt" style:font-size-complex="10pt"/>
    </style:style>
    <style:style style:name="P5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a34c0" officeooo:paragraph-rsid="001a34c0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10pt" officeooo:rsid="003964dc" officeooo:paragraph-rsid="003964dc" style:font-size-asian="10pt" style:font-size-complex="10pt"/>
    </style:style>
    <style:style style:name="P56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964dc" officeooo:paragraph-rsid="003b26b5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10pt" officeooo:rsid="003b23aa" officeooo:paragraph-rsid="003b23aa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10pt" officeooo:rsid="003138c6" officeooo:paragraph-rsid="003138c6" style:font-size-asian="10pt" style:font-size-complex="10pt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10pt" officeooo:rsid="00378c05" officeooo:paragraph-rsid="00378c05" style:font-size-asian="10pt" style:font-size-complex="10pt"/>
    </style:style>
    <style:style style:name="P6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378c05" officeooo:paragraph-rsid="00378c05" style:font-size-asian="10pt" style:font-size-complex="10pt"/>
    </style:style>
    <style:style style:name="P61" style:family="paragraph" style:parent-style-name="Table_20_Contents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6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cf77a" officeooo:paragraph-rsid="001cf77a" style:font-size-asian="10pt" style:font-size-complex="10pt"/>
    </style:style>
    <style:style style:name="P63" style:family="paragraph" style:parent-style-name="Table_20_Contents">
      <style:paragraph-properties fo:text-align="start" style:justify-single-word="false"/>
      <style:text-properties style:font-name="Liberation Serif" fo:font-size="10pt" officeooo:rsid="00396f0b" officeooo:paragraph-rsid="00396f0b" style:font-size-asian="10pt" style:font-size-complex="10pt"/>
    </style:style>
    <style:style style:name="P64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b26b5" officeooo:paragraph-rsid="003b26b5" style:font-size-asian="10pt" style:font-size-complex="10pt"/>
    </style:style>
    <style:style style:name="P65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1d2774" officeooo:paragraph-rsid="001d2774" style:font-size-asian="10pt" style:font-size-complex="10pt"/>
    </style:style>
    <style:style style:name="P66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458de" officeooo:paragraph-rsid="003458de" style:font-size-asian="10pt" style:font-size-complex="10pt"/>
    </style:style>
    <style:style style:name="P67" style:family="paragraph" style:parent-style-name="Table_20_Contents">
      <style:paragraph-properties fo:text-align="start" style:justify-single-word="false"/>
      <style:text-properties style:font-name="Liberation Serif" fo:font-size="10pt" officeooo:rsid="0052196b" officeooo:paragraph-rsid="0052196b" style:font-size-asian="10pt" style:font-size-complex="10pt"/>
    </style:style>
    <style:style style:name="P68" style:family="paragraph" style:parent-style-name="Table_20_Contents">
      <style:paragraph-properties fo:text-align="start" style:justify-single-word="false"/>
      <style:text-properties style:font-name="Liberation Serif" fo:font-size="10pt" officeooo:rsid="005339a7" officeooo:paragraph-rsid="005339a7" style:font-size-asian="10pt" style:font-size-complex="10pt"/>
    </style:style>
    <style:style style:name="P6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339a7" officeooo:paragraph-rsid="005339a7" style:font-size-asian="10pt" style:font-size-complex="10pt"/>
    </style:style>
    <style:style style:name="P70" style:family="paragraph" style:parent-style-name="Table_20_Contents">
      <style:paragraph-properties fo:text-align="start" style:justify-single-word="false"/>
      <style:text-properties style:font-name="Liberation Serif" fo:font-size="10pt" officeooo:rsid="0053708f" officeooo:paragraph-rsid="0053708f" style:font-size-asian="10pt" style:font-size-complex="10pt"/>
    </style:style>
    <style:style style:name="P71" style:family="paragraph" style:parent-style-name="Table_20_Contents">
      <style:paragraph-properties fo:text-align="start" style:justify-single-word="false"/>
      <style:text-properties style:font-name="Liberation Serif" fo:font-size="10pt" officeooo:rsid="0054d4c9" officeooo:paragraph-rsid="0054d4c9" style:font-size-asian="10pt" style:font-size-complex="10pt"/>
    </style:style>
    <style:style style:name="P7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4d4c9" officeooo:paragraph-rsid="0054d4c9" style:font-size-asian="10pt" style:font-size-complex="10pt"/>
    </style:style>
    <style:style style:name="P73" style:family="paragraph" style:parent-style-name="Table_20_Contents">
      <style:paragraph-properties fo:text-align="start" style:justify-single-word="false"/>
      <style:text-properties style:font-name="Liberation Serif" fo:font-size="10pt" officeooo:rsid="005602cd" officeooo:paragraph-rsid="005602cd" style:font-size-asian="10pt" style:font-size-complex="10pt"/>
    </style:style>
    <style:style style:name="P7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602cd" officeooo:paragraph-rsid="005602cd" style:font-size-asian="10pt" style:font-size-complex="10pt"/>
    </style:style>
    <style:style style:name="P75" style:family="paragraph" style:parent-style-name="Table_20_Contents">
      <style:paragraph-properties fo:text-align="start" style:justify-single-word="false"/>
      <style:text-properties style:font-name="Liberation Serif" fo:font-size="10pt" officeooo:rsid="00582580" officeooo:paragraph-rsid="005b7cfa" style:font-size-asian="10pt" style:font-size-complex="10pt"/>
    </style:style>
    <style:style style:name="P76" style:family="paragraph" style:parent-style-name="Table_20_Contents">
      <style:paragraph-properties fo:text-align="start" style:justify-single-word="false"/>
      <style:text-properties style:font-name="Liberation Serif" fo:font-size="10pt" officeooo:rsid="00582580" officeooo:paragraph-rsid="00582580" style:font-size-asian="10pt" style:font-size-complex="10pt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0pt" officeooo:rsid="0015053d" officeooo:paragraph-rsid="005b7cfa" style:font-size-asian="10pt" style:font-size-complex="10pt"/>
    </style:style>
    <style:style style:name="P78" style:family="paragraph" style:parent-style-name="Table_20_Contents">
      <style:paragraph-properties fo:text-align="start" style:justify-single-word="false"/>
      <style:text-properties style:font-name="Liberation Serif" fo:font-size="10pt" officeooo:rsid="003c14b2" officeooo:paragraph-rsid="005b7cfa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Liberation Serif" fo:font-size="10pt" officeooo:rsid="0024ac2b" officeooo:paragraph-rsid="005b7cfa" style:font-size-asian="10pt" style:font-size-complex="10pt"/>
    </style:style>
    <style:style style:name="P80" style:family="paragraph" style:parent-style-name="Table_20_Contents">
      <style:paragraph-properties fo:text-align="start" style:justify-single-word="false"/>
      <style:text-properties style:font-name="Liberation Serif" fo:font-size="10pt" officeooo:rsid="003c5bf8" officeooo:paragraph-rsid="005b7cfa" style:font-size-asian="10pt" style:font-size-complex="10pt"/>
    </style:style>
    <style:style style:name="P81" style:family="paragraph" style:parent-style-name="Table_20_Contents">
      <style:paragraph-properties fo:text-align="start" style:justify-single-word="false"/>
      <style:text-properties style:font-name="Liberation Serif" fo:font-size="10pt" officeooo:rsid="005cbd64" officeooo:paragraph-rsid="005cbd64" style:font-size-asian="10pt" style:font-size-complex="10pt"/>
    </style:style>
    <style:style style:name="P82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5cdf60" officeooo:paragraph-rsid="005cdf60" style:font-size-asian="10pt" style:font-size-complex="10pt"/>
    </style:style>
    <style:style style:name="P83" style:family="paragraph" style:parent-style-name="Table_20_Contents">
      <style:paragraph-properties fo:text-align="start" style:justify-single-word="false"/>
      <style:text-properties style:font-name="Liberation Serif" fo:font-size="10pt" officeooo:rsid="005e25de" officeooo:paragraph-rsid="005e25de" style:font-size-asian="10pt" style:font-size-complex="10pt"/>
    </style:style>
    <style:style style:name="P84" style:family="paragraph" style:parent-style-name="Table_20_Contents">
      <style:paragraph-properties fo:text-align="start" style:justify-single-word="false"/>
      <style:text-properties style:font-name="Liberation Serif" fo:font-size="10pt" officeooo:rsid="006022b7" officeooo:paragraph-rsid="006022b7" style:font-size-asian="10pt" style:font-size-complex="10pt"/>
    </style:style>
    <style:style style:name="P85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61f087" officeooo:paragraph-rsid="0061f087" style:font-size-asian="10pt" style:font-size-complex="10pt"/>
    </style:style>
    <style:style style:name="P86" style:family="paragraph" style:parent-style-name="Table_20_Contents">
      <style:paragraph-properties fo:text-align="start" style:justify-single-word="false"/>
      <style:text-properties style:font-name="Liberation Serif" fo:font-size="10pt" officeooo:rsid="00625a96" officeooo:paragraph-rsid="00625a96" style:font-size-asian="10pt" style:font-size-complex="10pt"/>
    </style:style>
    <style:style style:name="P87" style:family="paragraph" style:parent-style-name="Table_20_Contents">
      <style:paragraph-properties fo:text-align="start" style:justify-single-word="false"/>
      <style:text-properties style:font-name="Liberation Serif" fo:font-size="10pt" officeooo:rsid="00641e6a" officeooo:paragraph-rsid="00641e6a" style:font-size-asian="10pt" style:font-size-complex="10pt"/>
    </style:style>
    <style:style style:name="P8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641e6a" officeooo:paragraph-rsid="00641e6a" style:font-size-asian="10pt" style:font-size-complex="10pt"/>
    </style:style>
    <style:style style:name="P89" style:family="paragraph" style:parent-style-name="Table_20_Contents">
      <style:paragraph-properties fo:text-align="start" style:justify-single-word="false"/>
      <style:text-properties style:font-name="Liberation Serif" fo:font-size="10pt" officeooo:rsid="003f26b0" officeooo:paragraph-rsid="006681a6" style:font-size-asian="10pt" style:font-size-complex="10pt"/>
    </style:style>
    <style:style style:name="P90" style:family="paragraph" style:parent-style-name="Table_20_Contents">
      <style:paragraph-properties fo:text-align="start" style:justify-single-word="false"/>
      <style:text-properties style:font-name="Liberation Serif" fo:font-size="10pt" officeooo:rsid="0056f2f7" officeooo:paragraph-rsid="0056f2f7" style:font-size-asian="10pt" style:font-size-complex="10pt"/>
    </style:style>
    <style:style style:name="P91" style:family="paragraph" style:parent-style-name="Table_20_Contents">
      <style:paragraph-properties fo:text-align="start" style:justify-single-word="false"/>
      <style:text-properties style:font-name="Liberation Serif" fo:font-size="10pt" officeooo:rsid="002223f5" officeooo:paragraph-rsid="002223f5" style:font-size-asian="10pt" style:font-size-complex="10pt"/>
    </style:style>
    <style:style style:name="P92" style:family="paragraph" style:parent-style-name="Table_20_Contents">
      <style:paragraph-properties fo:text-align="start" style:justify-single-word="false"/>
      <style:text-properties style:font-name="Liberation Serif" fo:font-size="10pt" officeooo:rsid="00669479" officeooo:paragraph-rsid="00669479" style:font-size-asian="10pt" style:font-size-complex="10pt"/>
    </style:style>
    <style:style style:name="P93" style:family="paragraph" style:parent-style-name="Table_20_Contents">
      <style:paragraph-properties fo:text-align="start" style:justify-single-word="false"/>
      <style:text-properties style:font-name="Liberation Serif" fo:font-size="10pt" officeooo:rsid="006cc162" officeooo:paragraph-rsid="006cc162" style:font-size-asian="10pt" style:font-size-complex="10pt"/>
    </style:style>
    <style:style style:name="P94" style:family="paragraph" style:parent-style-name="Table_20_Contents">
      <style:paragraph-properties fo:text-align="start" style:justify-single-word="false"/>
      <style:text-properties style:font-name="Liberation Serif" fo:font-size="10pt" officeooo:rsid="0070bb90" officeooo:paragraph-rsid="006cc162" style:font-size-asian="10pt" style:font-size-complex="10pt"/>
    </style:style>
    <style:style style:name="P95" style:family="paragraph" style:parent-style-name="Table_20_Contents">
      <style:paragraph-properties fo:text-align="start" style:justify-single-word="false"/>
      <style:text-properties style:font-name="Liberation Serif" fo:font-size="10pt" officeooo:rsid="0070bb90" officeooo:paragraph-rsid="001a34c0" style:font-size-asian="10pt" style:font-size-complex="10pt"/>
    </style:style>
    <style:style style:name="P9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70bb90" officeooo:paragraph-rsid="001a34c0" style:font-size-asian="10pt" style:font-size-complex="10pt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5053d" style:font-size-asian="10pt" style:font-size-complex="10pt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d2774" style:font-size-asian="10pt" style:font-size-complex="10pt"/>
    </style:style>
    <style:style style:name="P99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6a05e" style:font-size-asian="10pt" style:font-size-complex="10pt"/>
    </style:style>
    <style:style style:name="P100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5b7cfa" style:font-size-asian="10pt" style:font-size-complex="10pt"/>
    </style:style>
    <style:style style:name="P101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f64a3" style:font-size-asian="10pt" style:font-size-complex="10pt"/>
    </style:style>
    <style:style style:name="P102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1fc888" officeooo:paragraph-rsid="00625a96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1f64a3" officeooo:paragraph-rsid="00625a96" style:font-size-asian="10pt" style:font-weight-asian="bold" style:font-size-complex="10pt" style:font-weight-complex="bold"/>
    </style:style>
    <style:style style:name="P104" style:family="paragraph" style:parent-style-name="Preformatted_20_Text">
      <style:paragraph-properties fo:margin-top="0in" fo:margin-bottom="0.1965in" style:contextual-spacing="false" fo:padding="0in" fo:border="none"/>
    </style:style>
    <style:style style:name="P105" style:family="paragraph" style:parent-style-name="Preformatted_20_Text">
      <style:paragraph-properties fo:padding="0in" fo:border="none"/>
    </style:style>
    <style:style style:name="P106" style:family="paragraph" style:parent-style-name="Table_20_Contents" style:list-style-name="L1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107" style:family="paragraph" style:parent-style-name="Table_20_Contents">
      <style:paragraph-properties fo:text-align="start" style:justify-single-word="false"/>
      <style:text-properties style:font-name="Liberation Serif" fo:font-size="10pt" officeooo:rsid="0074844e" officeooo:paragraph-rsid="0074844e" style:font-size-asian="10pt" style:font-size-complex="10pt"/>
    </style:style>
    <style:style style:name="P10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09" style:family="paragraph" style:parent-style-name="Table_20_Contents">
      <style:paragraph-properties fo:text-align="start" style:justify-single-word="false"/>
      <style:text-properties fo:font-size="10pt" officeooo:rsid="0074844e" officeooo:paragraph-rsid="0074844e" style:font-size-asian="10pt" style:font-size-complex="10pt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87824"/>
    </style:style>
    <style:style style:name="T4" style:family="text">
      <style:text-properties officeooo:rsid="001a20ac"/>
    </style:style>
    <style:style style:name="T5" style:family="text">
      <style:text-properties officeooo:rsid="001a34c0"/>
    </style:style>
    <style:style style:name="T6" style:family="text">
      <style:text-properties officeooo:rsid="001c2218"/>
    </style:style>
    <style:style style:name="T7" style:family="text">
      <style:text-properties officeooo:rsid="001d2774"/>
    </style:style>
    <style:style style:name="T8" style:family="text">
      <style:text-properties officeooo:rsid="001fc888"/>
    </style:style>
    <style:style style:name="T9" style:family="text">
      <style:text-properties officeooo:rsid="00220c88"/>
    </style:style>
    <style:style style:name="T10" style:family="text">
      <style:text-properties officeooo:rsid="00274e60"/>
    </style:style>
    <style:style style:name="T11" style:family="text">
      <style:text-properties officeooo:rsid="002c3ffd"/>
    </style:style>
    <style:style style:name="T12" style:family="text">
      <style:text-properties officeooo:rsid="003138c6"/>
    </style:style>
    <style:style style:name="T13" style:family="text">
      <style:text-properties officeooo:rsid="003964dc"/>
    </style:style>
    <style:style style:name="T14" style:family="text">
      <style:text-properties officeooo:rsid="00377a60"/>
    </style:style>
    <style:style style:name="T15" style:family="text">
      <style:text-properties officeooo:rsid="00351c09"/>
    </style:style>
    <style:style style:name="T16" style:family="text">
      <style:text-properties officeooo:rsid="00364d35"/>
    </style:style>
    <style:style style:name="T17" style:family="text">
      <style:text-properties officeooo:rsid="003b23aa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officeooo:rsid="003c14b2"/>
    </style:style>
    <style:style style:name="T20" style:family="text">
      <style:text-properties style:font-name="Liberation Serif" fo:font-size="10pt" style:font-size-asian="10pt" style:font-size-complex="10pt"/>
    </style:style>
    <style:style style:name="T21" style:family="text">
      <style:text-properties style:font-name="Liberation Serif" fo:font-size="10pt" officeooo:rsid="001c2218" style:font-size-asian="10pt" style:font-size-complex="10pt"/>
    </style:style>
    <style:style style:name="T22" style:family="text">
      <style:text-properties style:font-name="Liberation Serif" fo:font-size="10pt" officeooo:rsid="0053708f" style:font-size-asian="10pt" style:font-size-complex="10pt"/>
    </style:style>
    <style:style style:name="T23" style:family="text">
      <style:text-properties style:font-name="Liberation Serif" fo:font-size="10pt" officeooo:rsid="0059de77" style:font-size-asian="10pt" style:font-size-complex="10pt"/>
    </style:style>
    <style:style style:name="T24" style:family="text">
      <style:text-properties style:font-name="Liberation Serif" fo:font-size="10pt" style:font-size-asian="10pt" style:font-size-complex="10pt" loext:padding="0in" loext:border="none"/>
    </style:style>
    <style:style style:name="T25" style:family="text">
      <style:text-properties style:font-name="Liberation Serif" officeooo:rsid="00377a60"/>
    </style:style>
    <style:style style:name="T26" style:family="text">
      <style:text-properties style:font-name="Liberation Serif" officeooo:rsid="001e6618"/>
    </style:style>
    <style:style style:name="T27" style:family="text">
      <style:text-properties style:font-name="Liberation Serif" officeooo:rsid="003f26b0"/>
    </style:style>
    <style:style style:name="T28" style:family="text">
      <style:text-properties style:font-name="Liberation Serif" officeooo:rsid="003e0d36"/>
    </style:style>
    <style:style style:name="T29" style:family="text">
      <style:text-properties style:font-name="Liberation Serif" officeooo:rsid="00641e6a"/>
    </style:style>
    <style:style style:name="T30" style:family="text">
      <style:text-properties style:font-name="Liberation Serif" officeooo:rsid="001cf77a"/>
    </style:style>
    <style:style style:name="T31" style:family="text">
      <style:text-properties style:font-name="Liberation Serif" officeooo:rsid="0056f2f7"/>
    </style:style>
    <style:style style:name="T32" style:family="text">
      <style:text-properties style:font-name="Liberation Serif" officeooo:rsid="0074844e"/>
    </style:style>
    <style:style style:name="T33" style:family="text">
      <style:text-properties officeooo:rsid="0052196b"/>
    </style:style>
    <style:style style:name="T34" style:family="text">
      <style:text-properties officeooo:rsid="0053708f"/>
    </style:style>
    <style:style style:name="T35" style:family="text">
      <style:text-properties officeooo:rsid="0054d4c9"/>
    </style:style>
    <style:style style:name="T36" style:family="text">
      <style:text-properties officeooo:rsid="005602cd"/>
    </style:style>
    <style:style style:name="T37" style:family="text">
      <style:text-properties officeooo:rsid="0056f2f7"/>
    </style:style>
    <style:style style:name="T38" style:family="text">
      <style:text-properties officeooo:rsid="005b7cfa"/>
    </style:style>
    <style:style style:name="T39" style:family="text">
      <style:text-properties officeooo:rsid="005cbd64"/>
    </style:style>
    <style:style style:name="T40" style:family="text">
      <style:text-properties officeooo:rsid="005e25de"/>
    </style:style>
    <style:style style:name="T41" style:family="text">
      <style:text-properties officeooo:rsid="0061c25a"/>
    </style:style>
    <style:style style:name="T42" style:family="text">
      <style:text-properties officeooo:rsid="0061f087"/>
    </style:style>
    <style:style style:name="T43" style:family="text">
      <style:text-properties officeooo:rsid="0064b726"/>
    </style:style>
    <style:style style:name="T44" style:family="text">
      <style:text-properties officeooo:rsid="006542c5"/>
    </style:style>
    <style:style style:name="T45" style:family="text">
      <style:text-properties officeooo:rsid="003f26b0"/>
    </style:style>
    <style:style style:name="T46" style:family="text">
      <style:text-properties officeooo:rsid="003aefa5"/>
    </style:style>
    <style:style style:name="T47" style:family="text">
      <style:text-properties officeooo:rsid="003b36be"/>
    </style:style>
    <style:style style:name="T48" style:family="text">
      <style:text-properties officeooo:rsid="00211881"/>
    </style:style>
    <style:style style:name="T49" style:family="text">
      <style:text-properties officeooo:rsid="006743a3"/>
    </style:style>
    <style:style style:name="T50" style:family="text">
      <style:text-properties officeooo:rsid="0015053d"/>
    </style:style>
    <style:style style:name="T51" style:family="text">
      <style:text-properties officeooo:rsid="001cf77a"/>
    </style:style>
    <style:style style:name="T52" style:family="text">
      <style:text-properties officeooo:rsid="006d7784"/>
    </style:style>
    <style:style style:name="T53" style:family="text">
      <style:text-properties officeooo:rsid="0070bb90"/>
    </style:style>
    <style:style style:name="T54" style:family="text">
      <style:text-properties officeooo:rsid="0074844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Magic the Gathering</text:p>
      <text:p text:style-name="P23">sorting machine materials</text:p>
      <text:p text:style-name="P24">(If link is dead let me know)</text:p>
      <text:p text:style-name="P23"><text:span text:style-name="T1"/></text:p>
      <text:p text:style-name="P26"><text:span text:style-name="T38">2525 </text:span>Frame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00">Item<text:span text:style-name="T8">s</text:span></text:p>
          </table:table-cell>
          <table:table-cell table:style-name="Table5.A1" office:value-type="string">
            <text:p text:style-name="P100">URL</text:p>
          </table:table-cell>
          <table:table-cell table:style-name="Table5.C1" office:value-type="string">
            <text:p text:style-name="P100">Quantity</text:p>
          </table:table-cell>
        </table:table-row>
        <table:table-row>
          <table:table-cell table:style-name="Table5.A2" office:value-type="string">
            <text:p text:style-name="P31"><text:span text:style-name="T9">25x25x</text:span>550mm Aluminum t-slot bar</text:p>
          </table:table-cell>
          <table:table-cell table:style-name="Table5.A2" table:number-rows-spanned="2" office:value-type="string">
            <text:p text:style-name="P2"><text:a xlink:type="simple" xlink:href="https://www.amazon.com/IXGNIJ-Aluminum-Extrusion-25mmx25mm-European/dp/B0CR5P392H/" text:style-name="Internet_20_link" text:visited-style-name="Visited_20_Internet_20_Link"><text:span text:style-name="T18">https://www.amazon.com/IXGNIJ-Aluminum-Extrusion-25mmx25mm-European/dp/B0CR5P392H/</text:span></text:a><text:span text:style-name="T18"> </text:span><text:span text:style-name="T19">Cut to lengths</text:span></text:p>
            <text:p text:style-name="P84">(Trying to find a cheaper source, the 2020 frame is overall cheaper by about $90 on the complete build)</text:p>
          </table:table-cell>
          <table:table-cell table:style-name="Table5.C2" office:value-type="string">
            <text:p text:style-name="P31">6</text:p>
          </table:table-cell>
        </table:table-row>
        <table:table-row>
          <table:table-cell table:style-name="Table5.A2" office:value-type="string">
            <text:p text:style-name="P31"><text:span text:style-name="T9">25x25x</text:span>500mm Aluminum t-slot bar</text:p>
          </table:table-cell>
          <table:covered-table-cell table:style-name="Table5.A2"/>
          <table:table-cell table:style-name="Table5.C2" office:value-type="string">
            <text:p text:style-name="P31">8</text:p>
          </table:table-cell>
        </table:table-row>
        <table:table-row>
          <table:table-cell table:style-name="Table5.A2" office:value-type="string">
            <text:p text:style-name="P79">25x25 t-slot corner brackets</text:p>
          </table:table-cell>
          <table:table-cell table:style-name="Table5.A2" office:value-type="string">
            <text:p text:style-name="P2"><text:a xlink:type="simple" xlink:href="https://www.amazon.com/Connector-Aluminum-Extrusion-Bracket-Extruded/dp/B0B8H43B8X/" text:style-name="Internet_20_link" text:visited-style-name="Visited_20_Internet_20_Link"><text:span text:style-name="T18">https://www.amazon.com/Connector-Aluminum-Extrusion-Bracket-Extruded/dp/B0B8H43B8X/</text:span></text:a></text:p>
          </table:table-cell>
          <table:table-cell table:style-name="Table5.C2" office:value-type="string">
            <text:p text:style-name="P80">1</text:p>
          </table:table-cell>
        </table:table-row>
      </table:table>
      <text:p text:style-name="P77"/>
      <text:p text:style-name="P26"><text:span text:style-name="T38">2020 </text:span>Frame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0">Item<text:span text:style-name="T8">s</text:span></text:p>
          </table:table-cell>
          <table:table-cell table:style-name="Table2.A1" office:value-type="string">
            <text:p text:style-name="P100">URL</text:p>
          </table:table-cell>
          <table:table-cell table:style-name="Table2.C1" office:value-type="string">
            <text:p text:style-name="P100">Quantity</text:p>
          </table:table-cell>
        </table:table-row>
        <table:table-row>
          <table:table-cell table:style-name="Table2.A2" office:value-type="string">
            <text:p text:style-name="P31"><text:span text:style-name="T9">2</text:span><text:span text:style-name="T39">0</text:span><text:span text:style-name="T9">x2</text:span><text:span text:style-name="T39">0</text:span><text:span text:style-name="T9">x</text:span>550mm Aluminum t-slot bar</text:p>
          </table:table-cell>
          <table:table-cell table:style-name="Table2.A2" table:number-rows-spanned="2" office:value-type="string">
            <text:p text:style-name="P2"><text:a xlink:type="simple" xlink:href="https://s.click.aliexpress.com/e/_ooVn7JZ" text:style-name="Internet_20_link" text:visited-style-name="Visited_20_Internet_20_Link"><text:span text:style-name="T19">https://s.click.aliexpress.com/e/_ooVn7JZ</text:span></text:a></text:p>
            <text:p text:style-name="P41"/>
          </table:table-cell>
          <table:table-cell table:style-name="Table2.C2" office:value-type="string">
            <text:p text:style-name="P31">6</text:p>
          </table:table-cell>
        </table:table-row>
        <table:table-row>
          <table:table-cell table:style-name="Table2.A2" office:value-type="string">
            <text:p text:style-name="P31"><text:span text:style-name="T9">2</text:span><text:span text:style-name="T39">0</text:span><text:span text:style-name="T9">x2</text:span><text:span text:style-name="T39">0</text:span><text:span text:style-name="T9">x</text:span>50<text:span text:style-name="T39">0</text:span>mm Aluminum t-slot bar</text:p>
          </table:table-cell>
          <table:covered-table-cell table:style-name="Table2.A2"/>
          <table:table-cell table:style-name="Table2.C2" office:value-type="string">
            <text:p text:style-name="P31">8</text:p>
          </table:table-cell>
        </table:table-row>
        <table:table-row>
          <table:table-cell table:style-name="Table2.A2" office:value-type="string">
            <text:p text:style-name="P79">2<text:span text:style-name="T39">0</text:span>x2<text:span text:style-name="T39">0</text:span> t-slot corner brackets</text:p>
          </table:table-cell>
          <table:table-cell table:style-name="Table2.A2" office:value-type="string">
            <text:p text:style-name="P2"><text:a xlink:type="simple" xlink:href="https://s.click.aliexpress.com/e/_onbBb19" text:style-name="Internet_20_link" text:visited-style-name="Visited_20_Internet_20_Link"><text:span text:style-name="T18">https://s.click.aliexpress.com/e/_onbBb19</text:span></text:a><text:span text:style-name="T18"> </text:span></text:p>
          </table:table-cell>
          <table:table-cell table:style-name="Table2.C2" office:value-type="string">
            <text:p text:style-name="P80">1</text:p>
          </table:table-cell>
        </table:table-row>
      </table:table>
      <text:p text:style-name="P77"/>
      <text:p text:style-name="P25"><text:span text:style-name="T5">C</text:span>omponent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9">Item<text:span text:style-name="T8">s</text:span></text:p>
          </table:table-cell>
          <table:table-cell table:style-name="Table1.A1" office:value-type="string">
            <text:p text:style-name="P99">URL</text:p>
          </table:table-cell>
          <table:table-cell table:style-name="Table1.C1" office:value-type="string">
            <text:p text:style-name="P99">Quantity</text:p>
          </table:table-cell>
        </table:table-row>
        <table:table-row>
          <table:table-cell table:style-name="Table1.A2" office:value-type="string">
            <text:p text:style-name="P86">M6 t slot nut (lot of 20) should work for either frame</text:p>
          </table:table-cell>
          <table:table-cell table:style-name="Table1.A2" office:value-type="string">
            <text:p text:style-name="Standard"><text:a xlink:type="simple" xlink:href="https://s.click.aliexpress.com/e/_opiADM7" text:style-name="Internet_20_link" text:visited-style-name="Visited_20_Internet_20_Link"><text:span text:style-name="T2">https://s.click.aliexpress.com/e/_opiADM7</text:span></text:a><text:span text:style-name="T2"> </text:span></text:p>
          </table:table-cell>
          <table:table-cell table:style-name="Table1.C2" office:value-type="string">
            <text:p text:style-name="P86">1</text:p>
          </table:table-cell>
        </table:table-row>
        <table:table-row>
          <table:table-cell table:style-name="Table1.A2" office:value-type="string">
            <text:p text:style-name="P31">550mm x 8mm milled steel rods <text:span text:style-name="T10">(lot of 2)</text:span></text:p>
          </table:table-cell>
          <table:table-cell table:style-name="Table1.A2" table:number-rows-spanned="3" office:value-type="string">
            <text:p text:style-name="P2"><text:a xlink:type="simple" xlink:href="https://www.walmart.com/ip/2012001990" text:style-name="Internet_20_link" text:visited-style-name="Visited_20_Internet_20_Link"><text:span text:style-name="T18">https://www.walmart.com/ip/2012001990</text:span></text:a></text:p>
            <text:p text:style-name="P75">I looked all over this place, this is absolutely the best deal</text:p>
            <text:p text:style-name="P103"><text:span text:style-name="T50">Do not buy cold rolled steel </text:span><text:span text:style-name="T8">rods </text:span><text:span text:style-name="T50">to save money, they will not work, </text:span><text:span text:style-name="T8">damage your bearings and lock up the machine.</text:span></text:p>
            <text:p text:style-name="P102">Cold rolled rods are not perfectly round or smooth</text:p>
          </table:table-cell>
          <table:table-cell table:style-name="Table1.C2" office:value-type="string">
            <text:p text:style-name="P44">3</text:p>
          </table:table-cell>
        </table:table-row>
        <table:table-row>
          <table:table-cell table:style-name="Table1.A2" office:value-type="string">
            <text:p text:style-name="P31">500mm x 8mm milled steel rods <text:span text:style-name="T10">(lot of 2)</text:span></text:p>
          </table:table-cell>
          <table:covered-table-cell table:style-name="Table1.A2"/>
          <table:table-cell table:style-name="Table1.C2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31">300mm x 8mm milled steel rods <text:span text:style-name="T10">(lot of 2)</text:span></text:p>
          </table:table-cell>
          <table:covered-table-cell table:style-name="Table1.A2"/>
          <table:table-cell table:style-name="Table1.C2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47">12v 20A Power supply</text:p>
          </table:table-cell>
          <table:table-cell table:style-name="Table1.A2" office:value-type="string">
            <text:p text:style-name="P20"><text:a xlink:type="simple" xlink:href="https://s.click.aliexpress.com/e/_on92Pan" text:style-name="Internet_20_link" text:visited-style-name="Visited_20_Internet_20_Link"><text:span text:style-name="T20">https://s.click.aliexpress.com/e/_on92Pan</text:span></text:a></text:p>
          </table:table-cell>
          <table:table-cell table:style-name="Table1.C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47">12v Halo lights:</text:p>
            <text:p text:style-name="P48">100mm and 110mm</text:p>
            <text:p text:style-name="P48">(white, comes in packs of 2 so you will have extras)</text:p>
          </table:table-cell>
          <table:table-cell table:style-name="Table1.A2" office:value-type="string">
            <text:p text:style-name="P21"><text:a xlink:type="simple" xlink:href="https://s.click.aliexpress.com/e/_oof7pcb" text:style-name="Internet_20_link" text:visited-style-name="Visited_20_Internet_20_Link"><text:span text:style-name="T20">https://s.click.aliexpress.com/e/_oof7pcb</text:span></text:a></text:p>
            <text:p text:style-name="P4"><text:span text:style-name="T18"/></text:p>
          </table:table-cell>
          <table:table-cell table:style-name="Table1.C2" office:value-type="string">
            <text:p text:style-name="P47">1 each</text:p>
          </table:table-cell>
        </table:table-row>
        <table:table-row>
          <table:table-cell table:style-name="Table1.A2" office:value-type="string">
            <text:p text:style-name="P47">5v 8 channel relay</text:p>
          </table:table-cell>
          <table:table-cell table:style-name="Table1.A2" office:value-type="string">
            <text:p text:style-name="P19"><text:a xlink:type="simple" xlink:href="https://s.click.aliexpress.com/e/_oB09EoX" text:style-name="Internet_20_link" text:visited-style-name="Visited_20_Internet_20_Link"><text:span text:style-name="T20">https://s.click.aliexpress.com/e/_oB09EoX</text:span></text:a></text:p>
          </table:table-cell>
          <table:table-cell table:style-name="Table1.C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47">Ardiuno Mega 2560 kit <text:span text:style-name="T44">(Package B)</text:span></text:p>
          </table:table-cell>
          <table:table-cell table:style-name="Table1.A2" office:value-type="string">
            <text:p text:style-name="P19"><text:a xlink:type="simple" xlink:href="https://s.click.aliexpress.com/e/_oCAmKlH" text:style-name="Internet_20_link" text:visited-style-name="Visited_20_Internet_20_Link"><text:span text:style-name="T20">https://s.click.aliexpress.com/e/_oCAmKlH</text:span></text:a><text:span text:style-name="T20"> </text:span></text:p>
          </table:table-cell>
          <table:table-cell table:style-name="Table1.C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33">LCD1602 Blue I2C <text:span text:style-name="T3">or</text:span></text:p>
            <text:p text:style-name="P33">LCD1602 Green I2C </text:p>
          </table:table-cell>
          <table:table-cell table:style-name="Table1.A2" office:value-type="string">
            <text:p text:style-name="P19"><text:a xlink:type="simple" xlink:href="https://s.click.aliexpress.com/e/_ol1EtsT" text:style-name="Internet_20_link" text:visited-style-name="Visited_20_Internet_20_Link"><text:span text:style-name="T20">https://s.click.aliexpress.com/e/_ol1EtsT</text:span></text:a></text:p>
          </table:table-cell>
          <table:table-cell table:style-name="Table1.C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49"><text:span text:style-name="T53">Pulleys</text:span> <text:span text:style-name="T5">(</text:span>5PCS, 20T W6 B5<text:span text:style-name="T5">)</text:span></text:p>
          </table:table-cell>
          <table:table-cell table:style-name="Table1.A2" office:value-type="string">
            <text:p text:style-name="P19"><text:a xlink:type="simple" xlink:href="https://s.click.aliexpress.com/e/_oEcsqdb" text:style-name="Internet_20_link" text:visited-style-name="Visited_20_Internet_20_Link"><text:span text:style-name="T20">https://s.click.aliexpress.com/e/_oEcsqdb</text:span></text:a><text:span text:style-name="T20"> </text:span></text:p>
          </table:table-cell>
          <table:table-cell table:style-name="Table1.C2" office:value-type="string">
            <text:p text:style-name="P93">1</text:p>
          </table:table-cell>
        </table:table-row>
        <table:table-row>
          <table:table-cell table:style-name="Table1.A2" office:value-type="string">
            <text:p text:style-name="P37"><text:span text:style-name="T53">More p</text:span><text:span text:style-name="T5">ulleys (</text:span><text:span text:style-name="T3">20T W6 B5</text:span><text:span text:style-name="T5">)</text:span></text:p>
          </table:table-cell>
          <table:table-cell table:style-name="Table1.A2" office:value-type="string">
            <text:p text:style-name="P1"><text:a xlink:type="simple" xlink:href="https://s.click.aliexpress.com/e/_omv5y17" text:style-name="Internet_20_link" text:visited-style-name="Visited_20_Internet_20_Link"><text:span text:style-name="T18">https://s.click.aliexpress.com/e/_omv5y17</text:span></text:a><text:span text:style-name="T18"> </text:span></text:p>
          </table:table-cell>
          <table:table-cell table:style-name="Table1.C2" office:value-type="string">
            <text:p text:style-name="P94">2</text:p>
          </table:table-cell>
        </table:table-row>
        <table:table-row>
          <table:table-cell table:style-name="Table1.A2" office:value-type="string">
            <text:p text:style-name="P53">Belt clamps<text:span text:style-name="T53"> (lot of 3)</text:span></text:p>
          </table:table-cell>
          <table:table-cell table:style-name="Table1.A2" office:value-type="string">
            <text:p text:style-name="P1"><text:a xlink:type="simple" xlink:href="https://s.click.aliexpress.com/e/_omXSal3" text:style-name="Internet_20_link" text:visited-style-name="Visited_20_Internet_20_Link"><text:span text:style-name="T18">https://s.click.aliexpress.com/e/_omXSal3</text:span></text:a><text:span text:style-name="T18"> </text:span></text:p>
          </table:table-cell>
          <table:table-cell table:style-name="Table1.C2" office:value-type="string">
            <text:p text:style-name="P94">1</text:p>
          </table:table-cell>
        </table:table-row>
        <table:table-row>
          <table:table-cell table:style-name="Table1.A2" office:value-type="string">
            <text:p text:style-name="P95">6mm belt (5 meters)</text:p>
          </table:table-cell>
          <table:table-cell table:style-name="Table1.A2" office:value-type="string">
            <text:p text:style-name="P1"><text:a xlink:type="simple" xlink:href="https://s.click.aliexpress.com/e/_olDFNsd" text:style-name="Internet_20_link" text:visited-style-name="Visited_20_Internet_20_Link"><text:span text:style-name="T52">https://s.click.aliexpress.com/e/_olDFNsd</text:span></text:a><text:span text:style-name="T52"> </text:span></text:p>
          </table:table-cell>
          <table:table-cell table:style-name="Table1.C2" office:value-type="string">
            <text:p text:style-name="P94">1</text:p>
          </table:table-cell>
        </table:table-row>
        <table:table-row>
          <table:table-cell table:style-name="Table1.A2" office:value-type="string">
            <text:p text:style-name="P95">Belt tensioner springs</text:p>
          </table:table-cell>
          <table:table-cell table:style-name="Table1.A2" office:value-type="string">
            <text:p text:style-name="P1"><text:a xlink:type="simple" xlink:href="https://s.click.aliexpress.com/e/_oELpuTn" text:style-name="Internet_20_link" text:visited-style-name="Visited_20_Internet_20_Link">https://s.click.aliexpress.com/e/_oELpuTn</text:a> </text:p>
          </table:table-cell>
          <table:table-cell table:style-name="Table1.C2" office:value-type="string">
            <text:p text:style-name="P94"/>
          </table:table-cell>
        </table:table-row>
        <table:table-row>
          <table:table-cell table:style-name="Table1.A2" office:value-type="string">
            <text:p text:style-name="P49">Time of Flight sensor</text:p>
            <text:p text:style-name="P34"><text:span text:style-name="T3">(</text:span>TOF050C<text:span text:style-name="T3">)</text:span></text:p>
          </table:table-cell>
          <table:table-cell table:style-name="Table1.A2" office:value-type="string">
            <text:p text:style-name="P20"><text:a xlink:type="simple" xlink:href="https://s.click.aliexpress.com/e/_ontJu63" text:style-name="Internet_20_link" text:visited-style-name="Visited_20_Internet_20_Link"><text:span text:style-name="T20">https://s.click.aliexpress.com/e/_ontJu63</text:span></text:a></text:p>
          </table:table-cell>
          <table:table-cell table:style-name="Table1.C2" office:value-type="string">
            <text:p text:style-name="P49">1</text:p>
          </table:table-cell>
        </table:table-row>
        <table:table-row>
          <table:table-cell table:style-name="Table1.A2" office:value-type="string">
            <text:p text:style-name="P49">Power switch</text:p>
          </table:table-cell>
          <table:table-cell table:style-name="Table1.A2" office:value-type="string">
            <text:p text:style-name="P19"><text:a xlink:type="simple" xlink:href="https://s.click.aliexpress.com/e/_olikwcJ" text:style-name="Internet_20_link" text:visited-style-name="Visited_20_Internet_20_Link"><text:span text:style-name="T20">https://s.click.aliexpress.com/e/_olikwcJ</text:span></text:a></text:p>
          </table:table-cell>
          <table:table-cell table:style-name="Table1.C2" office:value-type="string">
            <text:p text:style-name="P49">1</text:p>
          </table:table-cell>
        </table:table-row>
        <table:table-row>
          <table:table-cell table:style-name="Table1.A2" office:value-type="string">
            <text:p text:style-name="P49">8MP USB camera</text:p>
            <text:p text:style-name="P49">(2 meter cable)</text:p>
          </table:table-cell>
          <table:table-cell table:style-name="Table1.A2" office:value-type="string">
            <text:p text:style-name="P19"><text:a xlink:type="simple" xlink:href="https://s.click.aliexpress.com/e/_olqvzqJ" text:style-name="Internet_20_link" text:visited-style-name="Visited_20_Internet_20_Link"><text:span text:style-name="T20">https://s.click.aliexpress.com/e/_olqvzqJ</text:span></text:a></text:p>
          </table:table-cell>
          <table:table-cell table:style-name="Table1.C2" office:value-type="string">
            <text:p text:style-name="P49">1</text:p>
          </table:table-cell>
        </table:table-row>
        <table:table-row>
          <table:table-cell table:style-name="Table1.A2" office:value-type="string">
            <text:p text:style-name="P34"><text:span text:style-name="T3">8mm screw rod - </text:span>Pitch 2mm Lead 8mm, <text:span text:style-name="T6">200</text:span>mm</text:p>
          </table:table-cell>
          <table:table-cell table:style-name="Table1.A2" office:value-type="string">
            <text:p text:style-name="P43"><text:a xlink:type="simple" xlink:href="https://s.click.aliexpress.com/e/_opjuEFV" text:style-name="Internet_20_link" text:visited-style-name="Visited_20_Internet_20_Link">https://s.click.aliexpress.com/e/_opjuEFV</text:a></text:p>
          </table:table-cell>
          <table:table-cell table:style-name="Table1.C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49">Endstops</text:p>
            <text:p text:style-name="P49">(you might break a couple during assembly, best to have extras)</text:p>
          </table:table-cell>
          <table:table-cell table:style-name="Table1.A2" office:value-type="string">
            <text:p text:style-name="P19"><text:a xlink:type="simple" xlink:href="https://s.click.aliexpress.com/e/_oljfq7t" text:style-name="Internet_20_link" text:visited-style-name="Visited_20_Internet_20_Link"><text:span text:style-name="T20">https://s.click.aliexpress.com/e/_oljfq7t</text:span></text:a></text:p>
          </table:table-cell>
          <table:table-cell table:style-name="Table1.C2" office:value-type="string">
            <text:p text:style-name="P49">1</text:p>
          </table:table-cell>
        </table:table-row>
        <table:table-row>
          <table:table-cell table:style-name="Table1.A2" office:value-type="string">
            <text:p text:style-name="P49">Breadboard kit</text:p>
            <text:p text:style-name="P35"><text:span text:style-name="T4">(</text:span>1set MB102 black<text:span text:style-name="T4">)</text:span></text:p>
          </table:table-cell>
          <table:table-cell table:style-name="Table1.A2" office:value-type="string">
            <text:p text:style-name="P19"><text:a xlink:type="simple" xlink:href="https://s.click.aliexpress.com/e/_oEe2nAJ" text:style-name="Internet_20_link" text:visited-style-name="Visited_20_Internet_20_Link"><text:span text:style-name="T20">https://s.click.aliexpress.com/e/_oEe2nAJ</text:span></text:a></text:p>
          </table:table-cell>
          <table:table-cell table:style-name="Table1.C2" office:value-type="string">
            <text:p text:style-name="P49">1</text:p>
          </table:table-cell>
        </table:table-row>
        <table:table-row>
          <table:table-cell table:style-name="Table1.A2" office:value-type="string">
            <text:p text:style-name="P52">8mm bearings (LM8UU 1<text:span text:style-name="T5">0</text:span> pack)</text:p>
          </table:table-cell>
          <table:table-cell table:style-name="Table1.A2" office:value-type="string">
            <text:p text:style-name="P19"><text:a xlink:type="simple" xlink:href="https://s.click.aliexpress.com/e/_oFcWKQx" text:style-name="Internet_20_link" text:visited-style-name="Visited_20_Internet_20_Link"><text:span text:style-name="T20">https://s.click.aliexpress.com/e/_oFcWKQx</text:span></text:a></text:p>
          </table:table-cell>
          <table:table-cell table:style-name="Table1.C2" office:value-type="string">
            <text:p text:style-name="P53">3</text:p>
          </table:table-cell>
        </table:table-row>
        <table:table-row>
          <table:table-cell table:style-name="Table1.A2" office:value-type="string">
            <text:p text:style-name="P55">5mm to 8mm couplers</text:p>
          </table:table-cell>
          <table:table-cell table:style-name="Table1.A2" office:value-type="string">
            <text:p text:style-name="P1"><text:a xlink:type="simple" xlink:href="https://s.click.aliexpress.com/e/_oDA0KJl" text:style-name="Internet_20_link" text:visited-style-name="Visited_20_Internet_20_Link"><text:span text:style-name="T18">https://s.click.aliexpress.com/e/_oDA0KJl</text:span></text:a></text:p>
          </table:table-cell>
          <table:table-cell table:style-name="Table1.C2" office:value-type="string">
            <text:p text:style-name="P68">3</text:p>
          </table:table-cell>
        </table:table-row>
        <table:table-row>
          <table:table-cell table:style-name="Table1.A2" office:value-type="string">
            <text:p text:style-name="P52">Suction cup<text:span text:style-name="T54">s</text:span></text:p>
            <text:p text:style-name="P52">(Package 1)</text:p>
          </table:table-cell>
          <table:table-cell table:style-name="Table1.A2" office:value-type="string">
            <text:p text:style-name="P1"><text:a xlink:type="simple" xlink:href="https://s.click.aliexpress.com/e/_on9q31Y" text:style-name="Internet_20_link" text:visited-style-name="Visited_20_Internet_20_Link"><text:span text:style-name="T18">https://s.click.aliexpress.com/e/_on9q31Y</text:span></text:a></text:p>
            <text:p text:style-name="P1"><text:span text:style-name="T18"/></text:p>
          </table:table-cell>
          <table:table-cell table:style-name="Table1.C2" office:value-type="string">
            <text:p text:style-name="P107">2</text:p>
          </table:table-cell>
        </table:table-row>
        <table:table-row>
          <table:table-cell table:style-name="Table1.A2" office:value-type="string">
            <text:p text:style-name="P53"><text:span text:style-name="T54">V</text:span>acuum pump<text:span text:style-name="T54">s (300g option)</text:span></text:p>
          </table:table-cell>
          <table:table-cell table:style-name="Table1.A2" office:value-type="string">
            <text:p text:style-name="P1"><text:a xlink:type="simple" xlink:href="https://s.click.aliexpress.com/e/_oke1dk3" text:style-name="Internet_20_link" text:visited-style-name="Visited_20_Internet_20_Link"><text:span text:style-name="T18">https://s.click.aliexpress.com/e/_oke1dk3</text:span></text:a></text:p>
          </table:table-cell>
          <table:table-cell table:style-name="Table1.C2" office:value-type="string">
            <text:p text:style-name="P107">2</text:p>
          </table:table-cell>
        </table:table-row>
        <text:soft-page-break/>
        <table:table-row>
          <table:table-cell table:style-name="Table1.A2" office:value-type="string">
            <text:p text:style-name="P53">Hose splitter 2.4mm</text:p>
          </table:table-cell>
          <table:table-cell table:style-name="Table1.A2" office:value-type="string">
            <text:p text:style-name="P1"><text:a xlink:type="simple" xlink:href="https://s.click.aliexpress.com/e/_omHQV8x" text:style-name="Internet_20_link" text:visited-style-name="Visited_20_Internet_20_Link"><text:span text:style-name="T18">https://s.click.aliexpress.com/e/_omHQV8x</text:span></text:a></text:p>
          </table:table-cell>
          <table:table-cell table:style-name="Table1.C2" office:value-type="string">
            <text:p text:style-name="P53">1</text:p>
          </table:table-cell>
        </table:table-row>
        <table:table-row>
          <table:table-cell table:style-name="Table1.A2" office:value-type="string">
            <text:p text:style-name="P107">Air line</text:p>
          </table:table-cell>
          <table:table-cell table:style-name="Table1.A2" office:value-type="string">
            <text:p text:style-name="P109"/>
          </table:table-cell>
          <table:table-cell table:style-name="Table1.C2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50">Motors</text:p>
            <text:p text:style-name="P22"><text:span text:style-name="T21">17HS19-2004S1 – </text:span><text:span text:style-name="T22">Th</text:span><text:span text:style-name="T23">e</text:span><text:span text:style-name="T22">se are particularly strong motors for their size but rather they be strong vs weak </text:span><text:span text:style-name="T21">(I used </text:span><text:span text:style-name="Emphasis"><text:span text:style-name="T20">42bhh48</text:span></text:span><text:span text:style-name="T20">-</text:span><text:span text:style-name="Emphasis"><text:span text:style-name="T20">151k</text:span></text:span><text:span text:style-name="T20">-</text:span><text:span text:style-name="Emphasis"><text:span text:style-name="T20">24b </text:span></text:span><text:span text:style-name="Emphasis"><text:span text:style-name="T21">but a same size similar torque will work fine)</text:span></text:span></text:p>
          </table:table-cell>
          <table:table-cell table:style-name="Table1.A2" office:value-type="string">
            <text:p text:style-name="P50"><text:a xlink:type="simple" xlink:href="https://s.click.aliexpress.com/e/_onv5IFN" text:style-name="Internet_20_link" text:visited-style-name="Visited_20_Internet_20_Link">https://s.click.aliexpress.com/e/_onv5IFN</text:a></text:p>
          </table:table-cell>
          <table:table-cell table:style-name="Table1.C2" office:value-type="string">
            <text:p text:style-name="P70">Need 5 (comes 3 per lot, will have 1 extra replacement motor</text:p>
          </table:table-cell>
        </table:table-row>
        <table:table-row>
          <table:table-cell table:style-name="Table1.A2" office:value-type="string">
            <text:p text:style-name="P38">Hillman 1-3/8-in x <text:span text:style-name="T17">4</text:span>-ft Interior/Exterior Zinc-Plated Steel Perforated</text:p>
            <text:p text:style-name="P57">(Need atleast 4 feet)</text:p>
          </table:table-cell>
          <table:table-cell table:style-name="Table1.A2" office:value-type="string">
            <text:p text:style-name="P5"><text:a xlink:type="simple" xlink:href="https://www.lowes.com/pd/Hillman-4-ft-x-1-375-in-Steel-Perforated/3059255" text:style-name="Internet_20_link" text:visited-style-name="Visited_20_Internet_20_Link"><text:span text:style-name="T18">https://www.lowes.com/pd/Hillman-4-ft-x-1-375-in-Steel-Perforated/3059255</text:span></text:a></text:p>
            <text:p text:style-name="P58"/>
            <text:p text:style-name="P58"/>
          </table:table-cell>
          <table:table-cell table:style-name="Table1.C2" office:value-type="string">
            <text:p text:style-name="P59">1</text:p>
          </table:table-cell>
        </table:table-row>
        <table:table-row>
          <table:table-cell table:style-name="Table1.A2" office:value-type="string">
            <text:p text:style-name="P38"><text:span text:style-name="T6">Hillman</text:span><text:span text:style-name="T51"> 10¼ in Zinc Gate Extension Spring</text:span></text:p>
            <text:p text:style-name="P58">0.44 x 10¼ x 0.04 (11.10mm x 260.35mm x 1.05mm)</text:p>
          </table:table-cell>
          <table:table-cell table:style-name="Table1.A2" office:value-type="string">
            <text:p text:style-name="P58"><text:span text:style-name="T15">Lowes - </text:span>Buy in store, website is confusing. UPC 008236801149</text:p>
          </table:table-cell>
          <table:table-cell table:style-name="Table1.C2" office:value-type="string">
            <text:p text:style-name="P61">1</text:p>
          </table:table-cell>
        </table:table-row>
        <table:table-row>
          <table:table-cell table:style-name="Table1.A2" office:value-type="string">
            <text:p text:style-name="P71">M6 thread x M8 shoulder x 140mm shoulder bolts</text:p>
          </table:table-cell>
          <table:table-cell table:style-name="Table1.A2" office:value-type="string">
            <text:p text:style-name="P63"><text:a xlink:type="simple" xlink:href="https://s.click.aliexpress.com/e/_oESuLAJ" text:style-name="Internet_20_link" text:visited-style-name="Visited_20_Internet_20_Link">https://s.click.aliexpress.com/e/_oESuLAJ</text:a></text:p>
          </table:table-cell>
          <table:table-cell table:style-name="Table1.C2" office:value-type="string">
            <text:p text:style-name="P63">2</text:p>
          </table:table-cell>
        </table:table-row>
        <table:table-row>
          <table:table-cell table:style-name="Table1.A2" office:value-type="string">
            <text:p text:style-name="P29">M8x16x1 <text:span text:style-name="T35">20 washers</text:span></text:p>
          </table:table-cell>
          <table:table-cell table:style-name="Table1.A2" office:value-type="string">
            <text:p text:style-name="P63"><text:a xlink:type="simple" xlink:href="https://s.click.aliexpress.com/e/_oEtRNRZ" text:style-name="Internet_20_link" text:visited-style-name="Visited_20_Internet_20_Link">https://s.click.aliexpress.com/e/_oEtRNRZ</text:a></text:p>
          </table:table-cell>
          <table:table-cell table:style-name="Table1.C2" office:value-type="string">
            <text:p text:style-name="P71">1 lot (only need 2 of them)</text:p>
          </table:table-cell>
        </table:table-row>
        <table:table-row>
          <table:table-cell table:style-name="Table1.A2" office:value-type="string">
            <text:p text:style-name="P61">Wires</text:p>
            <text:list text:style-name="L1">
              <text:list-item>
                <text:p text:style-name="P106">18g wire (yellow and black)<text:line-break/>Can steal from an old PC power supply</text:p>
                <text:p text:style-name="P106"/>
              </text:list-item>
              <text:list-item>
                <text:p text:style-name="P106">Bulk thi<text:span text:style-name="T11">n</text:span>n<text:span text:style-name="T7">er</text:span> wire (I mainly used recycled Ethernet and USB cables, lots of colors, <text:span text:style-name="T7">nothing hair thin</text:span>) <text:span text:style-name="T36">but 26 awg will work fine</text:span></text:p>
              </text:list-item>
            </text:list>
          </table:table-cell>
          <table:table-cell table:style-name="Table1.A2" office:value-type="string">
            <text:p text:style-name="P61">Recycle <text:span text:style-name="T35">if possible but if not<text:line-break/><text:line-break/></text:span><text:a xlink:type="simple" xlink:href="https://s.click.aliexpress.com/e/_ooCR0iT" text:style-name="Internet_20_link" text:visited-style-name="Visited_20_Internet_20_Link"><text:span text:style-name="T35">https://s.click.aliexpress.com/e/_ooCR0iT</text:span></text:a><text:span text:style-name="T35"> </text:span><text:span text:style-name="T36">for both</text:span></text:p>
            <text:p text:style-name="P61"/>
          </table:table-cell>
          <table:table-cell table:style-name="Table1.C2" office:value-type="string">
            <text:p text:style-name="P61">A lot</text:p>
          </table:table-cell>
        </table:table-row>
        <table:table-row>
          <table:table-cell table:style-name="Table1.A2" office:value-type="string">
            <text:p text:style-name="P45">Bolts, screws and nuts:</text:p>
            <text:p text:style-name="P18">3mm x 10mm – <text:span text:style-name="T45">13</text:span></text:p>
            <text:p text:style-name="P12">3mm x 15mm – <text:span text:style-name="T46">20</text:span></text:p>
            <text:p text:style-name="P89">3mm x 20mm – 3</text:p>
            <text:p text:style-name="P11"><text:span text:style-name="T28">4mm x 10mm – </text:span><text:span text:style-name="T27">3 </text:span></text:p>
            <text:p text:style-name="P12">5mm x 15mm – <text:span text:style-name="T46">4</text:span></text:p>
            <text:p text:style-name="P13">5mm x 30mm – <text:span text:style-name="T47">2 </text:span></text:p>
            <text:p text:style-name="P14">5mm x 5mm set screws – 6</text:p>
            <text:p text:style-name="P18">6mm x 10mm – <text:span text:style-name="T45">12</text:span></text:p>
            <text:p text:style-name="P15"><text:span text:style-name="T48">6mm x 15mm – </text:span><text:span text:style-name="T47">2</text:span></text:p>
            <text:p text:style-name="P18">6mm x 30mm – 4</text:p>
            <text:p text:style-name="P18">6mm x 50mm – 4</text:p>
            <text:p text:style-name="P16"><text:span text:style-name="T29">M5 x 10mm tapered wood screws – </text:span><text:span text:style-name="T27">48</text:span></text:p>
            <text:p text:style-name="P11">#8 2-inch screws – <text:span text:style-name="T45">4 </text:span></text:p>
          </table:table-cell>
          <table:table-cell table:style-name="Table1.A2" office:value-type="string">
            <text:p text:style-name="P73"/>
          </table:table-cell>
          <table:table-cell table:style-name="Table1.C2" office:value-type="string">
            <text:p text:style-name="P45">?</text:p>
          </table:table-cell>
        </table:table-row>
        <table:table-row>
          <table:table-cell table:style-name="Table1.A2" office:value-type="string">
            <text:p text:style-name="P87">M5 x 10mm tapered wood screws (48)</text:p>
          </table:table-cell>
          <table:table-cell table:style-name="Table1.A2" office:value-type="string">
            <text:p text:style-name="P73"><text:a xlink:type="simple" xlink:href="https://s.click.aliexpress.com/e/_oB0LquT" text:style-name="Internet_20_link" text:visited-style-name="Visited_20_Internet_20_Link">https://s.click.aliexpress.com/e/_oB0LquT</text:a> </text:p>
          </table:table-cell>
          <table:table-cell table:style-name="Table1.C2" office:value-type="string">
            <text:p text:style-name="P87">5</text:p>
          </table:table-cell>
        </table:table-row>
        <table:table-row>
          <table:table-cell table:style-name="Table1.A2" office:value-type="string">
            <text:p text:style-name="P83">Wood square – 5<text:span text:style-name="T43">5</text:span>0mm x 500mm x 25mm</text:p>
          </table:table-cell>
          <table:table-cell table:style-name="Table1.A2" office:value-type="string">
            <text:p text:style-name="P73"/>
          </table:table-cell>
          <table:table-cell table:style-name="Table1.C2" office:value-type="string">
            <text:p text:style-name="P45"/>
          </table:table-cell>
        </table:table-row>
      </table:table>
      <text:p text:style-name="P97"/>
      <text:p text:style-name="P27">3d printed stuff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9">Items</text:p>
          </table:table-cell>
          <table:table-cell table:style-name="Table4.A1" office:value-type="string">
            <text:p text:style-name="P85"/>
          </table:table-cell>
          <table:table-cell table:style-name="Table4.C1" office:value-type="string">
            <text:p text:style-name="P85">Quantity </text:p>
          </table:table-cell>
        </table:table-row>
        <table:table-row>
          <table:table-cell table:style-name="Table4.A2" office:value-type="string">
            <text:p text:style-name="P42">Tray - 2 sides</text:p>
            <text:p text:style-name="P39">Tray - 3 sides W</text:p>
            <text:p text:style-name="P39">Tray - 3 sides T</text:p>
            <text:p text:style-name="P39">Tray - All sides</text:p>
            <text:p text:style-name="P39"/>
            <text:p text:style-name="P56">Tray stabilizers:</text:p>
            <text:p text:style-name="P56">Tray mount - Middle</text:p>
            <text:p text:style-name="P56">Tray mount - Side</text:p>
            <text:p text:style-name="P56">Tray mount - Corners</text:p>
          </table:table-cell>
          <table:table-cell table:style-name="Table4.A2" office:value-type="string">
            <text:p text:style-name="P64"/>
          </table:table-cell>
          <table:table-cell table:style-name="Table4.C2" office:value-type="string">
            <text:p text:style-name="P64">24</text:p>
            <text:p text:style-name="P64">6</text:p>
            <text:p text:style-name="P64">4</text:p>
            <text:p text:style-name="P64">1</text:p>
            <text:p text:style-name="P64"/>
            <text:p text:style-name="P64"/>
            <text:p text:style-name="P64">24</text:p>
            <text:p text:style-name="P64">20</text:p>
            <text:p text:style-name="P64">4</text:p>
          </table:table-cell>
        </table:table-row>
        <table:table-row>
          <table:table-cell table:style-name="Table4.A2" office:value-type="string">
            <text:p text:style-name="P6"><text:span text:style-name="T18">X1, X2, X3, X4, Z1, Z2, Z3, Z4, </text:span><text:span text:style-name="T25">Z5, </text:span><text:span text:style-name="T26">Light mount 1 and 2, Power switch case </text:span><text:span text:style-name="T25">(2 pieces)</text:span></text:p>
            <text:p text:style-name="P40">Stabilizer / <text:span text:style-name="T14">Y axis </text:span><text:span text:style-name="T13">traveler</text:span></text:p>
          </table:table-cell>
          <table:table-cell table:style-name="Table4.A2" office:value-type="string">
            <text:p text:style-name="P65"/>
          </table:table-cell>
          <table:table-cell table:style-name="Table4.C2" office:value-type="string">
            <text:p text:style-name="P65">1 of each</text:p>
            <text:p text:style-name="P66">2 <text:span text:style-name="T39">of each</text:span></text:p>
          </table:table-cell>
        </table:table-row>
        <table:table-row>
          <table:table-cell table:style-name="Table4.A2" office:value-type="string">
            <text:p text:style-name="P17">If using the 2020 frame:</text:p>
            <text:p text:style-name="P7">2.5mm spacer</text:p>
            <text:p text:style-name="P7">5mm spacer</text:p>
            <text:p text:style-name="P7"/>
            <text:p text:style-name="P10">OR </text:p>
            <text:p text:style-name="P8"/>
            <text:p text:style-name="P8"><text:soft-page-break/><text:span text:style-name="T42">(M</text:span><text:span text:style-name="T41">6x20x2.5</text:span><text:span text:style-name="T42">mm 5 per lot</text:span><text:span text:style-name="T41">)</text:span></text:p>
          </table:table-cell>
          <table:table-cell table:style-name="Table4.A2" office:value-type="string"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8"><text:a xlink:type="simple" xlink:href="https://s.click.aliexpress.com/e/_onpoScr" text:style-name="Internet_20_link" text:visited-style-name="Visited_20_Internet_20_Link"><text:soft-page-break/><text:span text:style-name="T41">https://s.click.aliexpress.com/e/_onpoScr</text:span></text:a></text:p>
          </table:table-cell>
          <table:table-cell table:style-name="Table4.C2" office:value-type="string">
            <text:p text:style-name="P65"/>
            <text:p text:style-name="P82">24</text:p>
            <text:p text:style-name="P82">4</text:p>
            <text:p text:style-name="P82"/>
            <text:p text:style-name="P85"/>
            <text:p text:style-name="P85"/>
            <text:p text:style-name="P85"><text:soft-page-break/>7 lots (Need 32 washers)</text:p>
          </table:table-cell>
        </table:table-row>
      </table:table>
      <text:p text:style-name="P98"/>
      <text:p text:style-name="P28">Tools<text:span text:style-name="T2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1">Item<text:span text:style-name="T8">s</text:span></text:p>
          </table:table-cell>
          <table:table-cell table:style-name="Table3.A1" office:value-type="string">
            <text:p text:style-name="P101">URL</text:p>
          </table:table-cell>
          <table:table-cell table:style-name="Table3.C1" office:value-type="string">
            <text:p text:style-name="P101">Quantity</text:p>
          </table:table-cell>
        </table:table-row>
        <table:table-row>
          <table:table-cell table:style-name="Table3.A2" office:value-type="string">
            <text:p text:style-name="P53">Volt meter <text:span text:style-name="T36">(optional but </text:span><text:span text:style-name="T40">I </text:span><text:span text:style-name="T36">recommend getting one)</text:span></text:p>
          </table:table-cell>
          <table:table-cell table:style-name="Table3.A2" office:value-type="string">
            <text:p text:style-name="P1"><text:a xlink:type="simple" xlink:href="https://s.click.aliexpress.com/e/_olln5Pv" text:style-name="Internet_20_link" text:visited-style-name="Visited_20_Internet_20_Link"><text:span text:style-name="T18">https://s.click.aliexpress.com/e/_olln5Pv</text:span></text:a></text:p>
          </table:table-cell>
          <table:table-cell table:style-name="Table3.C2" office:value-type="string">
            <text:p text:style-name="P53">1</text:p>
          </table:table-cell>
        </table:table-row>
        <table:table-row>
          <table:table-cell table:style-name="Table3.A2" office:value-type="string">
            <text:p text:style-name="P53">Dupont kit (SN-28B AND 1550PCS)</text:p>
          </table:table-cell>
          <table:table-cell table:style-name="Table3.A2" office:value-type="string">
            <text:p text:style-name="P1"><text:a xlink:type="simple" xlink:href="https://s.click.aliexpress.com/e/_oE5I98F" text:style-name="Internet_20_link" text:visited-style-name="Visited_20_Internet_20_Link"><text:span text:style-name="T18">https://s.click.aliexpress.com/e/_oE5I98F</text:span></text:a></text:p>
          </table:table-cell>
          <table:table-cell table:style-name="Table3.C2" office:value-type="string">
            <text:p text:style-name="P53">1</text:p>
          </table:table-cell>
        </table:table-row>
        <table:table-row>
          <table:table-cell table:style-name="Table3.A2" office:value-type="string">
            <text:p text:style-name="P3"><text:span text:style-name="T30">Metric Allen wrenches </text:span><text:span text:style-name="T31">(</text:span>11Pcs Metric short<text:span text:style-name="T37">)</text:span></text:p>
          </table:table-cell>
          <table:table-cell table:style-name="Table3.A2" office:value-type="string">
            <text:p text:style-name="P32"><text:a xlink:type="simple" xlink:href="https://s.click.aliexpress.com/e/_op3MiA7" text:style-name="Internet_20_link" text:visited-style-name="Visited_20_Internet_20_Link">https://s.click.aliexpress.com/e/_op3MiA7</text:a></text:p>
          </table:table-cell>
          <table:table-cell table:style-name="Table3.C2" office:value-type="string">
            <text:p text:style-name="P29">1</text:p>
          </table:table-cell>
        </table:table-row>
        <table:table-row>
          <table:table-cell table:style-name="Table3.A2" office:value-type="string">
            <text:p text:style-name="P61">Small screwdriver kit</text:p>
          </table:table-cell>
          <table:table-cell table:style-name="Table3.A2" office:value-type="string">
            <text:p text:style-name="P32"><text:a xlink:type="simple" xlink:href="https://s.click.aliexpress.com/e/_olUUvgb" text:style-name="Internet_20_link" text:visited-style-name="Visited_20_Internet_20_Link">https://s.click.aliexpress.com/e/_olUUvgb</text:a></text:p>
          </table:table-cell>
          <table:table-cell table:style-name="Table3.C2" office:value-type="string">
            <text:p text:style-name="P29">1</text:p>
          </table:table-cell>
        </table:table-row>
        <table:table-row>
          <table:table-cell table:style-name="Table3.A2" office:value-type="string">
            <text:p text:style-name="P29">Pliers</text:p>
          </table:table-cell>
          <table:table-cell table:style-name="Table3.A2" office:value-type="string">
            <text:p text:style-name="P32"><text:a xlink:type="simple" xlink:href="https://s.click.aliexpress.com/e/_opsQM6L" text:style-name="Internet_20_link" text:visited-style-name="Visited_20_Internet_20_Link">https://s.click.aliexpress.com/e/_opsQM6L</text:a></text:p>
          </table:table-cell>
          <table:table-cell table:style-name="Table3.C2" office:value-type="string">
            <text:p text:style-name="P29">1</text:p>
          </table:table-cell>
        </table:table-row>
        <table:table-row>
          <table:table-cell table:style-name="Table3.A2" office:value-type="string">
            <text:p text:style-name="P76">Mini hammer (You don’t need a big smashy smashy hammer)</text:p>
          </table:table-cell>
          <table:table-cell table:style-name="Table3.A2" office:value-type="string">
            <text:p text:style-name="P32"/>
          </table:table-cell>
          <table:table-cell table:style-name="Table3.C2" office:value-type="string">
            <text:p text:style-name="P29">1</text:p>
          </table:table-cell>
        </table:table-row>
        <table:table-row>
          <table:table-cell table:style-name="Table3.A2" office:value-type="string">
            <text:p text:style-name="P91">Drill</text:p>
          </table:table-cell>
          <table:table-cell table:style-name="Table3.A2" office:value-type="string">
            <text:p text:style-name="P32"/>
          </table:table-cell>
          <table:table-cell table:style-name="Table3.C2" office:value-type="string">
            <text:p text:style-name="P91">1</text:p>
          </table:table-cell>
        </table:table-row>
        <table:table-row>
          <table:table-cell table:style-name="Table3.A2" office:value-type="string">
            <text:p text:style-name="P91">Drill bit set</text:p>
          </table:table-cell>
          <table:table-cell table:style-name="Table3.A2" office:value-type="string">
            <text:p text:style-name="P32"/>
          </table:table-cell>
          <table:table-cell table:style-name="Table3.C2" office:value-type="string">
            <text:p text:style-name="P91">1</text:p>
          </table:table-cell>
        </table:table-row>
        <table:table-row>
          <table:table-cell table:style-name="Table3.A2" office:value-type="string">
            <text:p text:style-name="P92">6mm tap</text:p>
          </table:table-cell>
          <table:table-cell table:style-name="Table3.A2" office:value-type="string">
            <text:p text:style-name="P92">Probably best to not buy from <text:span text:style-name="T49">A</text:span>liexpress on this, get one local and high quality. You don’t want a cheap one to snap in the frame -_-</text:p>
          </table:table-cell>
          <table:table-cell table:style-name="Table3.C2" office:value-type="string">
            <text:p text:style-name="P91"/>
          </table:table-cell>
        </table:table-row>
        <table:table-row>
          <table:table-cell table:style-name="Table3.A2" office:value-type="string">
            <text:p text:style-name="P29">Small piece of wood (2” square ish) <text:span text:style-name="T16">for TAPPING bearings into 3d prints instead of hammering the bearing directly</text:span></text:p>
          </table:table-cell>
          <table:table-cell table:style-name="Table3.A2" office:value-type="string">
            <text:p text:style-name="P32"/>
          </table:table-cell>
          <table:table-cell table:style-name="Table3.C2" office:value-type="string">
            <text:p text:style-name="P29">1</text:p>
          </table:table-cell>
        </table:table-row>
      </table:table>
      <text:p text:style-name="Standard"><text:span text:style-name="T20"><text:line-break/></text:span><text:span text:style-name="Source_20_Text"><text:span text:style-name="T24">Patreon - </text:span></text:span><text:a xlink:type="simple" xlink:href="https://www.patreon.com/KairiCollections" text:style-name="Internet_20_link" text:visited-style-name="Visited_20_Internet_20_Link"><text:span text:style-name="Source_20_Text"><text:span text:style-name="T24">https://www.patreon.com/KairiCollections</text:span></text:span></text:a></text:p>
      <text:p text:style-name="P105"><text:span text:style-name="Source_20_Text"><text:span text:style-name="T24">By me a coffee - </text:span></text:span><text:a xlink:type="simple" xlink:href="https://www.buymeacoffee.com/KairiCollections" text:style-name="Internet_20_link" text:visited-style-name="Visited_20_Internet_20_Link"><text:span text:style-name="Source_20_Text"><text:span text:style-name="T24">https://www.buymeacoffee.com/KairiCollections</text:span></text:span></text:a></text:p>
      <text:p text:style-name="P104"><text:span text:style-name="Source_20_Text"><text:span text:style-name="T24">Ko-fi - </text:span></text:span><text:a xlink:type="simple" xlink:href="http://ko-fi.com/kairiskyewillow" text:style-name="Internet_20_link" text:visited-style-name="Visited_20_Internet_20_Link"><text:span text:style-name="Source_20_Text"><text:span text:style-name="T24">http://ko-fi.com/kairiskyewillow</text:span></text:span></text:a><text:span text:style-name="Source_20_Text"><text:span text:style-name="T24">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6:58:53.309000000</meta:creation-date>
    <dc:date>2025-05-23T12:59:37.535000000</dc:date>
    <meta:editing-duration>PT11H49M13S</meta:editing-duration>
    <meta:editing-cycles>67</meta:editing-cycles>
    <meta:generator>LibreOffice/24.2.1.2$Windows_X86_64 LibreOffice_project/db4def46b0453cc22e2d0305797cf981b68ef5ac</meta:generator>
    <meta:document-statistic meta:table-count="5" meta:image-count="0" meta:object-count="0" meta:page-count="3" meta:paragraph-count="221" meta:word-count="781" meta:character-count="5444" meta:non-whitespace-character-count="4855"/>
  </office:meta>
</office:document-meta>
</file>